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adornments="Livro" style:font-family-generic="swiss" style:font-pitch="variable"/>
    <style:font-face style:name="Arimo" svg:font-family="Arimo" style:font-family-generic="system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4cm" fo:min-width="1.658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41cm" fo:min-width="1.163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23cm" fo:min-width="2.224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4cm" fo:min-width="2.719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1cm" fo:min-width="0.385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4cm" fo:min-width="1.021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6.35cm" fo:min-width="11.6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58cm" fo:min-width="1.692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24cm" fo:min-width="1.658cm" fo:padding-top="0.142cm" fo:padding-bottom="0.142cm" fo:padding-left="0.267cm" fo:padding-right="0.267cm"/>
      <style:paragraph-properties style:writing-mode="lr-tb"/>
    </style:style>
    <style:style style:name="gr11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0000" draw:marker-start="Arrow" draw:marker-start-width="0.352cm" draw:marker-end="Arrow" draw:marker-end-width="0.352cm" draw:fill="solid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388cm" fo:min-width="1.834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354cm" fo:min-width="1.8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12cm" fo:min-width="2.084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12cm" fo:min-width="3.922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12cm" fo:min-width="1.374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74cm" fo:min-width="0.844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4cm" fo:min-width="0.81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2" xml:id="id2" draw:id="id2" draw:layer="layout" svg:width="3.1cm" svg:height="0.9cm" svg:x="5.4cm" svg:y="3.6cm">
            <text:p text:style-name="P1">Ariano Suassun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" draw:id="id3" draw:layer="layout" svg:width="2.399cm" svg:height="0.599cm" svg:x="4.4cm" svg:y="5.801cm">
            <text:p text:style-name="P1">Nordest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4" draw:id="id4" draw:layer="layout" svg:width="3.9cm" svg:height="0.999cm" svg:x="5.9cm" svg:y="7.101cm">
            <text:p text:style-name="P1">Auto da Compadecid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" draw:id="id5" draw:layer="layout" svg:width="4.599cm" svg:height="0.9cm" svg:x="9.201cm" svg:y="4.901cm">
            <text:p text:style-name="P1">Matheus Nachtergael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6" draw:id="id6" draw:layer="layout" svg:width="1.299cm" svg:height="0.698cm" svg:x="14.801cm" svg:y="5.702cm">
            <text:p text:style-name="P1">at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xml:id="id1" draw:id="id1" draw:layer="layout" svg:width="2.199cm" svg:height="0.9cm" svg:x="9.901cm" svg:y="2.701cm">
            <text:p text:style-name="P1">escrit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7" draw:id="id7" draw:layer="layout" svg:width="3.9cm" svg:height="0.999cm" svg:x="10.601cm" svg:y="6.501cm">
            <text:p text:style-name="P1">Revolução Farroupilh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8" draw:id="id8" draw:layer="layout" svg:width="3.9cm" svg:height="0.999cm" svg:x="12.102cm" svg:y="7.801cm">
            <text:p text:style-name="P1">Rio Grande do Su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line" svg:x1="9.901cm" svg:y1="3.151cm" svg:x2="8.5cm" svg:y2="4.05cm" draw:start-shape="id1" draw:start-glue-point="6" draw:end-shape="id2" draw:end-glue-point="10" svg:d="M9901 3151l-1401 899" svg:viewBox="0 0 1402 900">
            <text:p/>
          </draw:connector>
          <draw:connector draw:style-name="gr7" draw:text-style-name="P3" draw:layer="layout" draw:type="line" svg:x1="5.854cm" svg:y1="4.369cm" svg:x2="5.6cm" svg:y2="5.801cm" draw:start-shape="id2" draw:start-glue-point="7" draw:end-shape="id3" draw:end-glue-point="4" svg:d="M5854 4369l-254 1432" svg:viewBox="0 0 255 1433">
            <text:p/>
          </draw:connector>
          <draw:connector draw:style-name="gr7" draw:text-style-name="P3" draw:layer="layout" draw:type="line" svg:x1="6.95cm" svg:y1="4.5cm" svg:x2="7.85cm" svg:y2="7.101cm" draw:start-shape="id2" draw:start-glue-point="8" draw:end-shape="id4" draw:end-glue-point="4" svg:d="M6950 4500l900 2601" svg:viewBox="0 0 901 2602">
            <text:p/>
          </draw:connector>
          <draw:connector draw:style-name="gr7" draw:text-style-name="P3" draw:layer="layout" draw:type="line" svg:x1="6.471cm" svg:y1="7.247cm" svg:x2="6.448cm" svg:y2="6.313cm" draw:start-shape="id4" draw:start-glue-point="5" draw:end-shape="id3" draw:end-glue-point="9" svg:d="M6471 7247l-23-934" svg:viewBox="0 0 24 935">
            <text:p/>
          </draw:connector>
          <draw:connector draw:style-name="gr7" draw:text-style-name="P3" draw:layer="layout" draw:type="line" svg:x1="9.229cm" svg:y1="7.247cm" svg:x2="9.874cm" svg:y2="5.67cm" draw:start-shape="id4" draw:start-glue-point="11" draw:end-shape="id5" draw:end-glue-point="7" svg:d="M9229 7247l645-1577" svg:viewBox="0 0 646 1578">
            <text:p/>
          </draw:connector>
          <draw:connector draw:style-name="gr7" draw:text-style-name="P3" draw:layer="layout" draw:type="line" svg:x1="13.8cm" svg:y1="5.351cm" svg:x2="14.801cm" svg:y2="6.051cm" draw:start-shape="id5" draw:start-glue-point="10" draw:end-shape="id6" draw:end-glue-point="6" svg:d="M13800 5351l1001 700" svg:viewBox="0 0 1002 701">
            <text:p/>
          </draw:connector>
          <draw:connector draw:style-name="gr7" draw:text-style-name="P3" draw:layer="layout" draw:type="line" svg:x1="13.93cm" svg:y1="7.354cm" svg:x2="14.052cm" svg:y2="7.801cm" draw:start-shape="id7" draw:start-glue-point="9" draw:end-shape="id8" draw:end-glue-point="4" svg:d="M13930 7354l122 447" svg:viewBox="0 0 123 448">
            <text:p/>
          </draw:connector>
          <draw:custom-shape draw:style-name="gr8" draw:text-style-name="P4" draw:layer="layout" svg:width="12.1cm" svg:height="6.6cm" svg:x="4.2cm" svg:y="2.5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4" xml:id="id9" draw:id="id9" draw:layer="layout" svg:width="3.1cm" svg:height="1cm" svg:x="6.3cm" svg:y="11.4cm">
          <text:p text:style-name="P1">Muhammad Al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10" draw:id="id10" draw:layer="layout" svg:width="3.1cm" svg:height="1cm" svg:x="10.901cm" svg:y="10.301cm">
          <text:p text:style-name="P1">Sonny Lis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11" draw:id="id11" draw:layer="layout" svg:width="3.1cm" svg:height="1cm" svg:x="11.001cm" svg:y="12.601cm">
          <text:p text:style-name="P1">George Forem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12" draw:id="id12" draw:layer="layout" svg:width="3.1cm" svg:height="1cm" svg:x="6.002cm" svg:y="13.602cm">
          <text:p text:style-name="P1">Joe Fraz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line" svg:x1="8.946cm" svg:y1="11.546cm" svg:x2="10.901cm" svg:y2="10.801cm" draw:start-shape="id9" draw:start-glue-point="11" draw:end-shape="id10" draw:end-glue-point="6" svg:d="M8946 11546l1955-745" svg:viewBox="0 0 1956 746">
          <text:p/>
        </draw:connector>
        <draw:connector draw:style-name="gr11" draw:text-style-name="P3" draw:layer="layout" draw:type="line" svg:x1="8.946cm" svg:y1="12.254cm" svg:x2="11.455cm" svg:y2="12.747cm" draw:start-shape="id9" draw:start-glue-point="9" draw:end-shape="id11" draw:end-glue-point="5" svg:d="M8946 12254l2509 493" svg:viewBox="0 0 2510 494">
          <text:p/>
        </draw:connector>
        <draw:connector draw:style-name="gr11" draw:text-style-name="P3" draw:layer="layout" draw:type="line" svg:x1="11.455cm" svg:y1="13.455cm" svg:x2="9.102cm" svg:y2="14.102cm" draw:start-shape="id11" draw:start-glue-point="7" draw:end-shape="id12" draw:end-glue-point="10" svg:d="M11455 13455l-2353 647" svg:viewBox="0 0 2354 648">
          <text:p/>
        </draw:connector>
        <draw:connector draw:style-name="gr12" draw:text-style-name="P3" draw:layer="layout" draw:type="curve" svg:x1="6.3cm" svg:y1="11.9cm" svg:x2="6.002cm" svg:y2="14.102cm" draw:start-shape="id9" draw:start-glue-point="6" draw:end-shape="id12" draw:end-glue-point="6" svg:d="M6300 11900c-1224 0-1075 2202-298 2202" svg:viewBox="0 0 901 2203">
          <text:p/>
        </draw:connector>
        <draw:connector draw:style-name="gr12" draw:text-style-name="P3" draw:layer="layout" draw:type="curve" svg:x1="8.946cm" svg:y1="12.254cm" svg:x2="8.648cm" svg:y2="13.748cm" draw:start-shape="id9" draw:start-glue-point="9" draw:end-shape="id12" draw:end-glue-point="11" svg:d="M8946 12254c0 1122-298 375-298 1494" svg:viewBox="0 0 299 1495">
          <text:p/>
        </draw:connector>
        <draw:custom-shape draw:style-name="gr13" draw:text-style-name="P4" xml:id="id13" draw:id="id13" draw:layer="layout" svg:width="3.3cm" svg:height="0.9cm" svg:x="8.3cm" svg:y="16.9cm">
          <text:p text:style-name="P1">João Pesso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4" draw:id="id14" draw:layer="layout" svg:width="3.3cm" svg:height="0.9cm" svg:x="8.301cm" svg:y="19.001cm">
          <text:p text:style-name="P1">Recif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5" draw:id="id15" draw:layer="layout" svg:width="3.3cm" svg:height="0.9cm" svg:x="8.302cm" svg:y="21.102cm">
          <text:p text:style-name="P1">Maceió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6" draw:id="id16" draw:layer="layout" svg:width="3.3cm" svg:height="0.9cm" svg:x="12.103cm" svg:y="20.103cm">
          <text:p text:style-name="P1">Porto de Galinh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9.95cm" svg:y1="17.8cm" svg:x2="9.951cm" svg:y2="19.001cm" draw:start-shape="id13" draw:start-glue-point="8" draw:end-shape="id14" draw:end-glue-point="4" svg:d="M9950 17800l1 1201" svg:viewBox="0 0 2 1202">
          <text:p text:style-name="P1"/>
        </draw:connector>
        <draw:connector draw:style-name="gr7" draw:text-style-name="P3" draw:layer="layout" draw:type="line" svg:x1="9.951cm" svg:y1="19.901cm" svg:x2="9.952cm" svg:y2="21.102cm" draw:start-shape="id14" draw:start-glue-point="8" draw:end-shape="id15" draw:end-glue-point="4" svg:d="M9951 19901l1 1201" svg:viewBox="0 0 2 1202">
          <text:p/>
        </draw:connector>
        <draw:connector draw:style-name="gr7" draw:text-style-name="P3" draw:layer="layout" draw:type="line" svg:x1="11.601cm" svg:y1="19.451cm" svg:x2="12.586cm" svg:y2="20.234cm" draw:start-shape="id14" draw:start-glue-point="10" draw:end-shape="id16" draw:end-glue-point="5" svg:d="M11601 19451l985 783" svg:viewBox="0 0 986 784">
          <text:p/>
        </draw:connector>
        <draw:connector draw:style-name="gr7" draw:text-style-name="P3" draw:layer="layout" draw:type="line" svg:x1="11.119cm" svg:y1="21.233cm" svg:x2="12.586cm" svg:y2="20.872cm" draw:start-shape="id15" draw:start-glue-point="11" draw:end-shape="id16" draw:end-glue-point="7" svg:d="M11119 21233l1467-361" svg:viewBox="0 0 1468 362">
          <text:p/>
        </draw:connector>
        <draw:frame draw:style-name="gr16" draw:text-style-name="P5" draw:layer="layout" svg:width="1.112cm" svg:height="0.624cm" svg:x="9.8cm" svg:y="18.1cm">
          <draw:text-box>
            <text:p>120</text:p>
          </draw:text-box>
        </draw:frame>
        <draw:frame draw:style-name="gr16" draw:text-style-name="P5" draw:layer="layout" svg:width="1.112cm" svg:height="0.624cm" svg:x="9.8cm" svg:y="20.2cm">
          <draw:text-box>
            <text:p>260</text:p>
          </draw:text-box>
        </draw:frame>
        <draw:frame draw:style-name="gr16" draw:text-style-name="P5" draw:layer="layout" svg:width="0.908cm" svg:height="0.624cm" svg:x="11.9cm" svg:y="19.3cm">
          <draw:text-box>
            <text:p>65</text:p>
          </draw:text-box>
        </draw:frame>
        <draw:frame draw:style-name="gr16" draw:text-style-name="P5" draw:layer="layout" svg:width="1.112cm" svg:height="0.624cm" svg:x="11.7cm" svg:y="21cm">
          <draw:text-box>
            <text:p>215</text:p>
          </draw:text-box>
        </draw:frame>
      </draw:page>
      <draw:page draw:name="page2" draw:style-name="dp1" draw:master-page-name="Padrão">
        <draw:custom-shape draw:style-name="gr17" draw:text-style-name="P4" xml:id="id19" draw:id="id19" draw:layer="layout" svg:width="3.7cm" svg:height="0.7cm" svg:x="2.3cm" svg:y="1.7cm">
          <text:p text:style-name="P1">pré-aquecer o for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20" draw:id="id20" draw:layer="layout" svg:width="3.7cm" svg:height="0.7cm" svg:x="2.601cm" svg:y="7.501cm">
          <text:p text:style-name="P1">assar por 30 m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23" draw:id="id23" draw:layer="layout" svg:width="3.7cm" svg:height="0.7cm" svg:x="11.101cm" svg:y="1.701cm">
          <text:p text:style-name="P1">untar a for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24" draw:id="id24" draw:layer="layout" svg:width="3.7cm" svg:height="0.7cm" svg:x="10.302cm" svg:y="6.202cm">
          <text:p text:style-name="P1">despejar na for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18" draw:id="id18" draw:layer="layout" svg:width="3.7cm" svg:height="0.7cm" svg:x="4.703cm" svg:y="5.603cm">
          <text:p text:style-name="P1">misturar ingredien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22" draw:id="id22" draw:layer="layout" svg:width="6.3cm" svg:height="0.7cm" svg:x="3.2cm" svg:y="4.104cm">
          <text:p text:style-name="P1">colocar farinha e açúcar numa tige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17" draw:id="id17" draw:layer="layout" svg:width="3.7cm" svg:height="0.7cm" svg:x="3.504cm" svg:y="2.604cm">
          <text:p text:style-name="P1">quebrar 2 ov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21" draw:id="id21" draw:layer="layout" svg:width="3.7cm" svg:height="0.7cm" svg:x="8.305cm" svg:y="2.605cm">
          <text:p text:style-name="P1">2 col. sopa de óle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xml:id="id25" draw:id="id25" draw:layer="layout" svg:width="2.696cm" svg:height="0.7cm" svg:x="7.704cm" svg:y="7.804cm">
          <text:p text:style-name="P1">deixar esfri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xml:id="id26" draw:id="id26" draw:layer="layout" svg:width="2.696cm" svg:height="0.7cm" svg:x="11.905cm" svg:y="7.805cm">
          <text:p text:style-name="P1">aproveite!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curve" draw:line-skew="-0.127cm" svg:x1="3.504cm" svg:y1="2.954cm" svg:x2="4.703cm" svg:y2="5.953cm" draw:start-shape="id17" draw:start-glue-point="6" draw:end-shape="id18" draw:end-glue-point="6" svg:d="M3504 2954c-967 0-1567 2999 1199 2999" svg:viewBox="0 0 2010 3000">
          <text:p/>
        </draw:connector>
        <draw:connector draw:style-name="gr11" draw:text-style-name="P3" draw:layer="layout" draw:type="curve" svg:x1="2.3cm" svg:y1="2.05cm" svg:x2="2.601cm" svg:y2="7.851cm" draw:start-shape="id19" draw:start-glue-point="6" draw:end-shape="id20" draw:end-glue-point="6" svg:d="M2300 2050c-777 0-927 5801 301 5801" svg:viewBox="0 0 904 5802">
          <text:p/>
        </draw:connector>
        <draw:connector draw:style-name="gr11" draw:text-style-name="P3" draw:layer="layout" draw:type="curve" svg:x1="10.155cm" svg:y1="3.305cm" svg:x2="8.403cm" svg:y2="5.953cm" draw:start-shape="id21" draw:start-glue-point="8" draw:end-shape="id18" draw:end-glue-point="10" svg:d="M10155 3305c0 1766-584 2648-1752 2648" svg:viewBox="0 0 1753 2649">
          <text:p/>
        </draw:connector>
        <draw:connector draw:style-name="gr11" draw:text-style-name="P3" draw:layer="layout" draw:type="line" svg:x1="6.35cm" svg:y1="4.804cm" svg:x2="6.553cm" svg:y2="5.603cm" draw:start-shape="id22" draw:start-glue-point="8" draw:end-shape="id18" draw:end-glue-point="4" svg:d="M6350 4804l203 799" svg:viewBox="0 0 204 800">
          <text:p/>
        </draw:connector>
        <draw:connector draw:style-name="gr11" draw:text-style-name="P3" draw:layer="layout" draw:type="line" svg:x1="12.951cm" svg:y1="2.401cm" svg:x2="12.152cm" svg:y2="6.202cm" draw:start-shape="id23" draw:start-glue-point="8" draw:end-shape="id24" draw:end-glue-point="4" svg:d="M12951 2401l-799 3801" svg:viewBox="0 0 800 3802">
          <text:p/>
        </draw:connector>
        <draw:connector draw:style-name="gr11" draw:text-style-name="P3" draw:layer="layout" draw:type="line" svg:x1="8.403cm" svg:y1="5.953cm" svg:x2="10.302cm" svg:y2="6.552cm" draw:start-shape="id18" draw:start-glue-point="10" draw:end-shape="id24" draw:end-glue-point="6" svg:d="M8403 5953l1899 599" svg:viewBox="0 0 1900 600">
          <text:p/>
        </draw:connector>
        <draw:connector draw:style-name="gr11" draw:text-style-name="P3" draw:layer="layout" draw:type="line" svg:x1="10.302cm" svg:y1="6.552cm" svg:x2="6.301cm" svg:y2="7.851cm" draw:start-shape="id24" draw:start-glue-point="6" draw:end-shape="id20" draw:end-glue-point="10" svg:d="M10302 6552l-4001 1299" svg:viewBox="0 0 4002 1300">
          <text:p/>
        </draw:connector>
        <draw:connector draw:style-name="gr11" draw:text-style-name="P3" draw:layer="layout" draw:type="line" svg:x1="6.301cm" svg:y1="7.851cm" svg:x2="7.704cm" svg:y2="8.154cm" draw:start-shape="id20" draw:start-glue-point="10" draw:end-shape="id25" draw:end-glue-point="6" svg:d="M6301 7851l1403 303" svg:viewBox="0 0 1404 304">
          <text:p/>
        </draw:connector>
        <draw:connector draw:style-name="gr11" draw:text-style-name="P3" draw:layer="layout" draw:type="line" svg:x1="10.4cm" svg:y1="8.154cm" svg:x2="11.905cm" svg:y2="8.155cm" draw:start-shape="id25" draw:start-glue-point="10" draw:end-shape="id26" draw:end-glue-point="6" svg:d="M10400 8154l1505 1" svg:viewBox="0 0 1506 2">
          <text:p/>
        </draw:connector>
        <draw:custom-shape draw:style-name="gr10" draw:text-style-name="P4" xml:id="id27" draw:id="id27" draw:layer="layout" svg:width="3.1cm" svg:height="1cm" svg:x="11.199cm" svg:y="12.999cm">
          <text:p text:style-name="P1">Muhammad Al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28" draw:id="id28" draw:layer="layout" svg:width="3.1cm" svg:height="1cm" svg:x="6.2cm" svg:y="13cm">
          <text:p text:style-name="P1">Sonny Lis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30" draw:id="id30" draw:layer="layout" svg:width="3.1cm" svg:height="1cm" svg:x="1.8cm" svg:y="13.1cm">
          <text:p text:style-name="P1">George Forem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29" draw:id="id29" draw:layer="layout" svg:width="3.1cm" svg:height="1cm" svg:x="6.201cm" svg:y="14.701cm">
          <text:p text:style-name="P1">Joe Frazi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1" draw:text-style-name="P3" draw:layer="layout" draw:type="line" svg:x1="11.199cm" svg:y1="13.499cm" svg:x2="9.3cm" svg:y2="13.5cm" draw:start-shape="id27" draw:start-glue-point="6" draw:end-shape="id28" draw:end-glue-point="10" svg:d="M11199 13499l-1899 1" svg:viewBox="0 0 1900 2">
          <text:p/>
        </draw:connector>
        <draw:connector draw:style-name="gr11" draw:text-style-name="P3" draw:layer="layout" draw:type="line" svg:x1="11.653cm" svg:y1="13.853cm" svg:x2="9.301cm" svg:y2="15.201cm" draw:start-shape="id27" draw:start-glue-point="7" draw:end-shape="id29" draw:end-glue-point="10" svg:d="M11653 13853l-2352 1348" svg:viewBox="0 0 2353 1349">
          <text:p/>
        </draw:connector>
        <draw:connector draw:style-name="gr11" draw:text-style-name="P3" draw:layer="layout" draw:type="curve" svg:x1="8.847cm" svg:y1="15.555cm" svg:x2="12.749cm" svg:y2="13.999cm" draw:start-shape="id29" draw:start-glue-point="9" draw:end-shape="id27" svg:d="M8847 15555c0 997 3902 1775 3902-1556" svg:viewBox="0 0 3903 2415">
          <text:p/>
        </draw:connector>
        <draw:connector draw:style-name="gr11" draw:text-style-name="P3" draw:layer="layout" draw:type="line" svg:x1="4.446cm" svg:y1="13.954cm" svg:x2="6.201cm" svg:y2="15.201cm" draw:start-shape="id30" draw:start-glue-point="9" draw:end-shape="id29" draw:end-glue-point="6" svg:d="M4446 13954l1755 1247" svg:viewBox="0 0 1756 1248">
          <text:p/>
        </draw:connector>
        <draw:connector draw:style-name="gr11" draw:text-style-name="P3" draw:layer="layout" draw:type="curve" svg:x1="12.749cm" svg:y1="12.999cm" svg:x2="3.35cm" svg:y2="13.1cm" draw:start-shape="id27" draw:start-glue-point="4" draw:end-shape="id30" draw:end-glue-point="4" svg:d="M12749 12999c0-777-9399-827-9399 101" svg:viewBox="0 0 9400 691">
          <text:p/>
        </draw:connector>
        <draw:custom-shape draw:style-name="gr20" draw:text-style-name="P4" xml:id="id32" draw:id="id32" draw:layer="layout" svg:width="1.9cm" svg:height="0.6cm" svg:x="6.6cm" svg:y="18.3cm">
          <text:p text:style-name="P1">Hele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31" draw:id="id31" draw:layer="layout" svg:width="1.9cm" svg:height="0.6cm" svg:x="9.701cm" svg:y="19.801cm">
          <text:p text:style-name="P1">Ronal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33" draw:id="id33" draw:layer="layout" svg:width="1.9cm" svg:height="0.6cm" svg:x="9.002cm" svg:y="21.602cm">
          <text:p text:style-name="P1">Nei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34" draw:id="id34" draw:layer="layout" svg:width="1.9cm" svg:height="0.6cm" svg:x="5.903cm" svg:y="20.903cm">
          <text:p text:style-name="P1">Hei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curve" svg:x1="10.651cm" svg:y1="19.801cm" svg:x2="8.222cm" svg:y2="18.388cm" draw:start-shape="id31" draw:start-glue-point="4" draw:end-shape="id32" draw:end-glue-point="11" svg:d="M10651 19801c0-3028-2429-2322-2429-1413" svg:viewBox="0 0 2430 2196">
          <text:p/>
        </draw:connector>
        <draw:connector draw:style-name="gr11" draw:text-style-name="P3" draw:layer="layout" draw:type="curve" svg:x1="7.55cm" svg:y1="18.9cm" svg:x2="9.701cm" svg:y2="20.101cm" draw:start-shape="id32" draw:start-glue-point="8" draw:end-shape="id31" draw:end-glue-point="6" svg:d="M7550 18900c0 801 717 1201 2151 1201" svg:viewBox="0 0 2152 1202">
          <text:p/>
        </draw:connector>
        <draw:connector draw:style-name="gr11" draw:text-style-name="P3" draw:layer="layout" draw:type="line" svg:x1="10.651cm" svg:y1="20.401cm" svg:x2="10.624cm" svg:y2="21.69cm" draw:start-shape="id31" draw:start-glue-point="8" draw:end-shape="id33" draw:end-glue-point="11" svg:d="M10651 20401l-27 1289" svg:viewBox="0 0 28 1290">
          <text:p/>
        </draw:connector>
        <draw:connector draw:style-name="gr11" draw:text-style-name="P3" draw:layer="layout" draw:type="line" svg:x1="9.979cm" svg:y1="20.313cm" svg:x2="7.803cm" svg:y2="21.203cm" draw:start-shape="id31" draw:start-glue-point="7" draw:end-shape="id34" draw:end-glue-point="10" svg:d="M9979 20313l-2176 890" svg:viewBox="0 0 2177 891">
          <text:p/>
        </draw:connector>
        <draw:connector draw:style-name="gr11" draw:text-style-name="P3" draw:layer="layout" draw:type="curve" draw:line-skew="0cm -3.522cm" svg:x1="6.181cm" svg:y1="20.991cm" svg:x2="6.181cm" svg:y2="21.415cm" draw:start-shape="id34" draw:start-glue-point="5" draw:end-shape="id34" draw:end-glue-point="7" svg:d="M6181 20991c0-909-1381-606-1381 212 0 819 1381 1122 1381 212" svg:viewBox="0 0 1382 1537">
          <text:p/>
        </draw:connector>
        <draw:connector draw:style-name="gr11" draw:text-style-name="P3" draw:layer="layout" draw:type="curve" draw:line-skew="0.595cm -2.117cm" svg:x1="9.28cm" svg:y1="22.114cm" svg:x2="6.6cm" svg:y2="18.6cm" draw:start-shape="id33" draw:start-glue-point="7" draw:end-shape="id32" draw:end-glue-point="6" svg:d="M9280 22114c0 1803-2658 1503-4316 174s-2316-3688 1636-3688" svg:viewBox="0 0 5619 4777">
          <text:p/>
        </draw:connector>
        <draw:custom-shape draw:style-name="gr21" draw:text-style-name="P4" xml:id="id35" draw:id="id35" draw:layer="layout" svg:width="1.9cm" svg:height="0.6cm" svg:x="14.701cm" svg:y="18.301cm">
          <text:p text:style-name="P1">Hele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37" draw:id="id37" draw:layer="layout" svg:width="1.9cm" svg:height="0.6cm" svg:x="17.802cm" svg:y="19.802cm">
          <text:p text:style-name="P1">Ronal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36" draw:id="id36" draw:layer="layout" svg:width="1.9cm" svg:height="0.6cm" svg:x="17.103cm" svg:y="21.603cm">
          <text:p text:style-name="P1">Nei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38" draw:id="id38" draw:layer="layout" svg:width="1.9cm" svg:height="0.6cm" svg:x="14.004cm" svg:y="20.904cm">
          <text:p text:style-name="P1">Hei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draw:line-skew="0cm -2.82cm" svg:x1="14.979cm" svg:y1="18.389cm" svg:x2="14.979cm" svg:y2="18.813cm" draw:start-shape="id35" draw:start-glue-point="5" draw:end-shape="id35" draw:end-glue-point="7" svg:d="M14979 18389c0-909-679-606-679 212 0 819 679 1122 679 212" svg:viewBox="0 0 680 1537">
          <text:p/>
        </draw:connector>
        <draw:connector draw:style-name="gr7" draw:text-style-name="P3" draw:layer="layout" draw:type="curve" svg:x1="18.725cm" svg:y1="21.691cm" svg:x2="18.725cm" svg:y2="22.115cm" draw:start-shape="id36" draw:start-glue-point="11" draw:end-shape="id36" draw:end-glue-point="9" svg:d="M18725 21691c0-909 797-606 797 212 0 819-797 1122-797 212" svg:viewBox="0 0 798 1537">
          <text:p/>
        </draw:connector>
        <draw:connector draw:style-name="gr7" draw:text-style-name="P3" draw:layer="layout" draw:type="line" svg:x1="18.08cm" svg:y1="19.89cm" svg:x2="16.323cm" svg:y2="18.813cm" draw:start-shape="id37" draw:start-glue-point="5" draw:end-shape="id35" draw:end-glue-point="9" svg:d="M18080 19890l-1757-1077" svg:viewBox="0 0 1758 1078">
          <text:p/>
        </draw:connector>
        <draw:connector draw:style-name="gr7" draw:text-style-name="P3" draw:layer="layout" draw:type="line" svg:x1="18.08cm" svg:y1="20.314cm" svg:x2="15.904cm" svg:y2="21.204cm" draw:start-shape="id37" draw:start-glue-point="7" draw:end-shape="id38" draw:end-glue-point="10" svg:d="M18080 20314l-2176 890" svg:viewBox="0 0 2177 89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adornments="Livro" style:font-family-generic="swiss" style:font-pitch="variable"/>
    <style:font-face style:name="Arimo" svg:font-family="Arimo" style:font-family-generic="system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Livro" style:font-family-generic="swiss" style:font-pitch="variable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09:50:00.345741810</meta:creation-date>
    <dc:date>2021-03-18T13:43:47.586605807</dc:date>
    <meta:editing-duration>PT2H35M4S</meta:editing-duration>
    <meta:editing-cycles>9</meta:editing-cycles>
    <meta:generator>LibreOffice/6.4.6.2$Linux_X86_64 LibreOffice_project/40$Build-2</meta:generator>
    <meta:document-statistic meta:object-count="84"/>
  </office:meta>
</office:document-meta>
</file>